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3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0.7cm" svg:y="2.9cm">
          <text:p text:style-name="P1">Event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1cm" svg:y1="1.8cm" svg:x2="4.812cm" svg:y2="2.9cm">
            <text:p/>
          </draw:line>
          <draw:line draw:style-name="gr2" draw:text-style-name="P1" draw:layer="layout" svg:x1="6.355cm" svg:y1="2.187cm" svg:x2="7.1cm" svg:y2="1.4cm">
            <text:p/>
          </draw:line>
          <draw:line draw:style-name="gr2" draw:text-style-name="P1" draw:layer="layout" svg:x1="7.1cm" svg:y1="2.1cm" svg:x2="6.355cm" svg:y2="2.187cm">
            <text:p/>
          </draw:line>
        </draw:g>
        <draw:custom-shape draw:style-name="gr1" draw:text-style-name="P1" draw:layer="layout" svg:width="4.1cm" svg:height="1.9cm" svg:x="13.5cm" svg:y="2.9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7.1cm" svg:y="0.9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2.3cm" svg:x="7.1cm" svg:y="4.9cm">
          <text:p text:style-name="P1">Team</text:p>
          <text:p text:style-name="P1">Cambridge</text:p>
          <text:p text:style-name="P1">Record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088cm" svg:y1="5.9cm" svg:x2="4.8cm" svg:y2="4.8cm">
            <text:p/>
          </draw:line>
          <draw:line draw:style-name="gr2" draw:text-style-name="P1" draw:layer="layout" svg:x1="6.343cm" svg:y1="5.513cm" svg:x2="7.088cm" svg:y2="6.3cm">
            <text:p/>
          </draw:line>
          <draw:line draw:style-name="gr2" draw:text-style-name="P1" draw:layer="layout" svg:x1="7.088cm" svg:y1="5.6cm" svg:x2="6.343cm" svg:y2="5.513cm">
            <text:p/>
          </draw:line>
        </draw:g>
        <draw:g>
          <draw:g>
            <draw:line draw:style-name="gr2" draw:text-style-name="P1" draw:layer="layout" svg:x1="11.2cm" svg:y1="1.8cm" svg:x2="13.488cm" svg:y2="2.9cm">
              <text:p/>
            </draw:line>
            <draw:line draw:style-name="gr2" draw:text-style-name="P1" draw:layer="layout" svg:x1="11.945cm" svg:y1="2.187cm" svg:x2="11.2cm" svg:y2="1.4cm">
              <text:p/>
            </draw:line>
            <draw:line draw:style-name="gr2" draw:text-style-name="P1" draw:layer="layout" svg:x1="11.2cm" svg:y1="2.1cm" svg:x2="11.945cm" svg:y2="2.187cm">
              <text:p/>
            </draw:line>
          </draw:g>
          <draw:g>
            <draw:line draw:style-name="gr2" draw:text-style-name="P1" draw:layer="layout" svg:x1="11.212cm" svg:y1="5.9cm" svg:x2="13.5cm" svg:y2="4.8cm">
              <text:p/>
            </draw:line>
            <draw:line draw:style-name="gr2" draw:text-style-name="P1" draw:layer="layout" svg:x1="11.957cm" svg:y1="5.513cm" svg:x2="11.212cm" svg:y2="6.3cm">
              <text:p/>
            </draw:line>
            <draw:line draw:style-name="gr2" draw:text-style-name="P1" draw:layer="layout" svg:x1="11.212cm" svg:y1="5.6cm" svg:x2="11.957cm" svg:y2="5.51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6:11:22.230000000</meta:creation-date>
    <dc:date>2014-11-15T18:00:38.174000000</dc:date>
    <meta:editing-duration>PT8M57S</meta:editing-duration>
    <meta:editing-cycles>4</meta:editing-cycles>
    <meta:generator>LibreOffice/4.3.2.2$Windows_x86 LibreOffice_project/edfb5295ba211bd31ad47d0bad0118690f76407d</meta:generator>
    <meta:document-statistic meta:object-count="21"/>
  </office:meta>
</office:document-meta>
</file>